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10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30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4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3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2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9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8404" calcext:value-type="float">
            <text:p>13.13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164" calcext:value-type="float">
            <text:p>13.12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0116" calcext:value-type="float">
            <text:p>13.12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924" calcext:value-type="float">
            <text:p>13.10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4628571429" calcext:value-type="float">
            <text:p>13.119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1860645161" calcext:value-type="float">
            <text:p>13.0661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68192" calcext:value-type="float">
            <text:p>13.05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53705806452" calcext:value-type="float">
            <text:p>13.05537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1568" calcext:value-type="float">
            <text:p>13.0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91184516129" calcext:value-type="float">
            <text:p>13.029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5690322581" calcext:value-type="float">
            <text:p>13.008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9344" calcext:value-type="float">
            <text:p>12.98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9750967742" calcext:value-type="float">
            <text:p>12.9759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93848" calcext:value-type="float">
            <text:p>12.9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54748387097" calcext:value-type="float">
            <text:p>12.955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9933793104" calcext:value-type="float">
            <text:p>12.992993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42428387097" calcext:value-type="float">
            <text:p>13.0042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53532903226" calcext:value-type="float">
            <text:p>13.0153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4784" calcext:value-type="float">
            <text:p>13.0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9241290323" calcext:value-type="float">
            <text:p>13.0229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0184" calcext:value-type="float">
            <text:p>13.0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8812903226" calcext:value-type="float">
            <text:p>13.048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5238709677" calcext:value-type="float">
            <text:p>13.040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3916" calcext:value-type="float">
            <text:p>13.04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1473548387" calcext:value-type="float">
            <text:p>13.0391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8416" calcext:value-type="float">
            <text:p>13.0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2820645161" calcext:value-type="float">
            <text:p>13.07228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68057142857" calcext:value-type="float">
            <text:p>13.086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68627096774" calcext:value-type="float">
            <text:p>13.0968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8939354839" calcext:value-type="float">
            <text:p>13.100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3192" calcext:value-type="float">
            <text:p>13.0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6492903226" calcext:value-type="float">
            <text:p>13.0976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5128" calcext:value-type="float">
            <text:p>13.0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65388387097" calcext:value-type="float">
            <text:p>13.0865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4092903226" calcext:value-type="float">
            <text:p>13.08240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1136" calcext:value-type="float">
            <text:p>13.05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09171612903" calcext:value-type="float">
            <text:p>13.0409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452" calcext:value-type="float">
            <text:p>13.036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89507096774" calcext:value-type="float">
            <text:p>13.0389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02297142857" calcext:value-type="float">
            <text:p>13.0502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87135483871" calcext:value-type="float">
            <text:p>13.058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7181935484" calcext:value-type="float">
            <text:p>13.04671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0178064516" calcext:value-type="float">
            <text:p>13.0350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3016" calcext:value-type="float">
            <text:p>13.03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5944516129" calcext:value-type="float">
            <text:p>13.0275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3989677419" calcext:value-type="float">
            <text:p>13.02439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6738" calcext:value-type="float">
            <text:p>13.016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69958709677" calcext:value-type="float">
            <text:p>13.0069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9128" calcext:value-type="float">
            <text:p>12.9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6216774194" calcext:value-type="float">
            <text:p>12.9996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054" calcext:value-type="float">
            <text:p>13.005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3243870968" calcext:value-type="float">
            <text:p>13.0053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26963478261" calcext:value-type="float">
            <text:p>12.992696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97777142857" calcext:value-type="float">
            <text:p>12.9897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61672727273" calcext:value-type="float">
            <text:p>12.976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7688" calcext:value-type="float">
            <text:p>12.9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7848" calcext:value-type="float">
            <text:p>13.0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8958" calcext:value-type="float">
            <text:p>12.998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858" calcext:value-type="float">
            <text:p>12.960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8572" calcext:value-type="float">
            <text:p>12.95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23" calcext:value-type="float">
            <text:p>12.88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1008" calcext:value-type="float">
            <text:p>12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1008" calcext:value-type="float">
            <text:p>12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16912" calcext:value-type="float">
            <text:p>12.92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9042" calcext:value-type="float">
            <text:p>12.909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612" calcext:value-type="float">
            <text:p>12.89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7706" calcext:value-type="float">
            <text:p>12.887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85" calcext:value-type="float">
            <text:p>12.89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6050909091" calcext:value-type="float">
            <text:p>12.91160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73072" calcext:value-type="float">
            <text:p>12.89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81205217391" calcext:value-type="float">
            <text:p>12.858120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69296774193" calcext:value-type="float">
            <text:p>12.7969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23672" calcext:value-type="float">
            <text:p>12.7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40061935484" calcext:value-type="float">
            <text:p>12.684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19864" calcext:value-type="float">
            <text:p>12.64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4823225806" calcext:value-type="float">
            <text:p>12.59748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34510967742" calcext:value-type="float">
            <text:p>12.59345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7928" calcext:value-type="float">
            <text:p>12.6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17734193548" calcext:value-type="float">
            <text:p>12.8617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2956" calcext:value-type="float">
            <text:p>12.98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4670967742" calcext:value-type="float">
            <text:p>13.102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2302857143" calcext:value-type="float">
            <text:p>13.1092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8296774194" calcext:value-type="float">
            <text:p>13.139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7362580645" calcext:value-type="float">
            <text:p>13.33873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96304" calcext:value-type="float">
            <text:p>13.34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8310967742" calcext:value-type="float">
            <text:p>13.34783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5824" calcext:value-type="float">
            <text:p>13.34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01127741935" calcext:value-type="float">
            <text:p>13.3401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2446451613" calcext:value-type="float">
            <text:p>13.3382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8344" calcext:value-type="float">
            <text:p>13.33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1081290323" calcext:value-type="float">
            <text:p>13.3521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41008" calcext:value-type="float">
            <text:p>13.3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4643870968" calcext:value-type="float">
            <text:p>13.3634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9025714286" calcext:value-type="float">
            <text:p>13.37190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47917419355" calcext:value-type="float">
            <text:p>13.3647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87824516129" calcext:value-type="float">
            <text:p>13.388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324" calcext:value-type="float">
            <text:p>13.3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5439483871" calcext:value-type="float">
            <text:p>13.3854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9712" calcext:value-type="float">
            <text:p>13.3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84585806452" calcext:value-type="float">
            <text:p>13.3784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42596129032" calcext:value-type="float">
            <text:p>13.38425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50304" calcext:value-type="float">
            <text:p>13.37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62665806452" calcext:value-type="float">
            <text:p>13.3662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76568" calcext:value-type="float">
            <text:p>13.35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5014193548" calcext:value-type="float">
            <text:p>13.3525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9623225807" calcext:value-type="float">
            <text:p>13.3899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3781935484" calcext:value-type="float">
            <text:p>13.3743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71313103448" calcext:value-type="float">
            <text:p>13.3871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9692903226" calcext:value-type="float">
            <text:p>13.3719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68008" calcext:value-type="float">
            <text:p>13.36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57460645161" calcext:value-type="float">
            <text:p>13.355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4054193548" calcext:value-type="float">
            <text:p>13.346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7112" calcext:value-type="float">
            <text:p>13.33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3690322581" calcext:value-type="float">
            <text:p>13.313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4664" calcext:value-type="float">
            <text:p>13.3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7837419355" calcext:value-type="float">
            <text:p>13.3007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65169655172" calcext:value-type="float">
            <text:p>13.3065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9239483871" calcext:value-type="float">
            <text:p>13.3092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94477419355" calcext:value-type="float">
            <text:p>13.27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25744" calcext:value-type="float">
            <text:p>13.2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14836129032" calcext:value-type="float">
            <text:p>13.2714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2864" calcext:value-type="float">
            <text:p>13.26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2147096774" calcext:value-type="float">
            <text:p>13.2462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9496" calcext:value-type="float">
            <text:p>13.26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77357419355" calcext:value-type="float">
            <text:p>13.2977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9968" calcext:value-type="float">
            <text:p>13.2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1863225807" calcext:value-type="float">
            <text:p>13.27718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52522857143" calcext:value-type="float">
            <text:p>13.2852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47860645161" calcext:value-type="float">
            <text:p>13.29478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4216774194" calcext:value-type="float">
            <text:p>13.3044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7712" calcext:value-type="float">
            <text:p>13.3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25332903226" calcext:value-type="float">
            <text:p>13.31253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84392" calcext:value-type="float">
            <text:p>13.3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92972903226" calcext:value-type="float">
            <text:p>13.3292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1700645161" calcext:value-type="float">
            <text:p>13.3191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1136" calcext:value-type="float">
            <text:p>13.3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41469677419" calcext:value-type="float">
            <text:p>13.29414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644" calcext:value-type="float">
            <text:p>13.2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71169032258" calcext:value-type="float">
            <text:p>13.28711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16748571429" calcext:value-type="float">
            <text:p>13.2916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1695483871" calcext:value-type="float">
            <text:p>13.2781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2580645161" calcext:value-type="float">
            <text:p>13.261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55056" calcext:value-type="float">
            <text:p>13.2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3032" calcext:value-type="float">
            <text:p>13.2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03169655172" calcext:value-type="float">
            <text:p>13.23031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4229677419" calcext:value-type="float">
            <text:p>13.2164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14264" calcext:value-type="float">
            <text:p>13.24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4934193548" calcext:value-type="float">
            <text:p>13.2884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39536" calcext:value-type="float">
            <text:p>13.29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5269677419" calcext:value-type="float">
            <text:p>13.28652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7357142857" calcext:value-type="float">
            <text:p>13.2887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1313548387" calcext:value-type="float">
            <text:p>13.292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47150344828" calcext:value-type="float">
            <text:p>13.3147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8457" calcext:value-type="float">
            <text:p>13.308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5032" calcext:value-type="float">
            <text:p>13.32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14868571429" calcext:value-type="float">
            <text:p>13.311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1616" calcext:value-type="float">
            <text:p>13.3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31536551724" calcext:value-type="float">
            <text:p>13.303153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3631428571" calcext:value-type="float">
            <text:p>13.3013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6569655172" calcext:value-type="float">
            <text:p>13.2836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2191428571" calcext:value-type="float">
            <text:p>13.2922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9732413793" calcext:value-type="float">
            <text:p>13.31797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30151111111" calcext:value-type="float">
            <text:p>13.34301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2369655172" calcext:value-type="float">
            <text:p>13.35223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5303225807" calcext:value-type="float">
            <text:p>13.3625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78168" calcext:value-type="float">
            <text:p>13.3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83602580645" calcext:value-type="float">
            <text:p>13.3783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164" calcext:value-type="float">
            <text:p>13.37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64632258065" calcext:value-type="float">
            <text:p>13.366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9930322581" calcext:value-type="float">
            <text:p>13.35299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32728" calcext:value-type="float">
            <text:p>13.33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79410322581" calcext:value-type="float">
            <text:p>13.3179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57392" calcext:value-type="float">
            <text:p>13.3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01938064516" calcext:value-type="float">
            <text:p>13.3001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19371428571" calcext:value-type="float">
            <text:p>13.3219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46067096774" calcext:value-type="float">
            <text:p>13.3346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15789677419" calcext:value-type="float">
            <text:p>13.3215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07404" calcext:value-type="float">
            <text:p>13.340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08588387097" calcext:value-type="float">
            <text:p>13.3608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6684" calcext:value-type="float">
            <text:p>13.34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971612903" calcext:value-type="float">
            <text:p>13.3380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79207741936" calcext:value-type="float">
            <text:p>13.32792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9576" calcext:value-type="float">
            <text:p>13.32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9543225806" calcext:value-type="float">
            <text:p>13.3259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18936" calcext:value-type="float">
            <text:p>13.3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44100645161" calcext:value-type="float">
            <text:p>13.33441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81" calcext:value-type="float">
            <text:p>13.33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01821935484" calcext:value-type="float">
            <text:p>13.3301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5144" calcext:value-type="float">
            <text:p>13.3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27332413793" calcext:value-type="float">
            <text:p>13.30273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96432" calcext:value-type="float">
            <text:p>13.29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33790344828" calcext:value-type="float">
            <text:p>13.29337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10504" calcext:value-type="float">
            <text:p>13.28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45556" calcext:value-type="float">
            <text:p>13.284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9106206897" calcext:value-type="float">
            <text:p>13.289910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9948" calcext:value-type="float">
            <text:p>13.29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772" calcext:value-type="float">
            <text:p>13.28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5688" calcext:value-type="float">
            <text:p>13.2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1306666667" calcext:value-type="float">
            <text:p>13.3221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83808" calcext:value-type="float">
            <text:p>13.3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59918709677" calcext:value-type="float">
            <text:p>13.35599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1432" calcext:value-type="float">
            <text:p>13.36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94129032258" calcext:value-type="float">
            <text:p>13.369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8308" calcext:value-type="float">
            <text:p>13.352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2376774194" calcext:value-type="float">
            <text:p>13.3562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0098064516" calcext:value-type="float">
            <text:p>13.352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17132" calcext:value-type="float">
            <text:p>13.351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28947096774" calcext:value-type="float">
            <text:p>13.3528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89268" calcext:value-type="float">
            <text:p>13.358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2856774194" calcext:value-type="float">
            <text:p>13.35928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7564137931" calcext:value-type="float">
            <text:p>13.3567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34152258065" calcext:value-type="float">
            <text:p>13.3634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7463448276" calcext:value-type="float">
            <text:p>13.32874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095714286" calcext:value-type="float">
            <text:p>13.313609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6342068966" calcext:value-type="float">
            <text:p>13.298634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67911428571" calcext:value-type="float">
            <text:p>13.2967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84391724138" calcext:value-type="float">
            <text:p>13.28843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1424" calcext:value-type="float">
            <text:p>13.25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39232" calcext:value-type="float">
            <text:p>13.25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09336" calcext:value-type="float">
            <text:p>13.26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57865714286" calcext:value-type="float">
            <text:p>13.2057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2148965517" calcext:value-type="float">
            <text:p>13.22821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73472" calcext:value-type="float">
            <text:p>13.21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33125714286" calcext:value-type="float">
            <text:p>13.22331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88494545455" calcext:value-type="float">
            <text:p>13.238849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98308571429" calcext:value-type="float">
            <text:p>13.2698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1414545455" calcext:value-type="float">
            <text:p>13.28914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3024" calcext:value-type="float">
            <text:p>13.2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2008" calcext:value-type="float">
            <text:p>13.2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056" calcext:value-type="float">
            <text:p>13.2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8104" calcext:value-type="float">
            <text:p>13.2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1152" calcext:value-type="float">
            <text:p>13.2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800341051954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0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44" meta:object-count="0"/>
    <meta:user-defined meta:name="AppVersion">3.0</meta:user-defined>
  </office:meta>
</office:document-meta>
</file>